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8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poison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1cm" svg:height="6.554cm" svg:x="2.119cm" svg:y="5.715cm">
          <draw:text-box>
            <text:p><text:span text:style-name="T5">If the optimized assembler code can ever generate a poison value, </text:span></text:p>
            <text:p><text:span text:style-name="T5">AND the poison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ummary of rules for handling poison:</text:span></text:p>
          </draw:text-box>
        </draw:frame>
        <draw:frame draw:style-name="gr3" draw:text-style-name="P3" draw:layer="layout" svg:width="25.558cm" svg:height="7.613cm" svg:x="2.119cm" svg:y="5.715cm">
          <draw:text-box>
            <text:list text:style-name="L2">
              <text:list-item>
                <text:p><text:span text:style-name="T5"><text:s/></text:span><text:span text:style-name="T5">Once a poison value is generated, all values derived from it </text:span></text:p>
                <text:p><text:span text:style-name="T5">are also poison.</text:span></text:p>
              </text:list-item>
              <text:list-item>
                <text:p><text:span text:style-name="T5"><text:s/></text:span><text:span text:style-name="T5">Poison can be passed into a function, and returned from a function.</text:span></text:p>
              </text:list-item>
              <text:list-item>
                <text:p><text:span text:style-name="T5"><text:s/></text:span><text:span text:style-name="T5">A value remains poisoned when stored in memory, and when </text:span></text:p>
                <text:p><text:span text:style-name="T5">recalled from memory.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layer="layout" svg:width="17.774cm" svg:height="7.125cm" svg:x="2.419cm" svg:y="9.43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24.645cm" svg:height="6.554cm" svg:x="2.119cm" svg:y="3.715cm">
          <draw:text-box>
            <text:p><text:span text:style-name="T5">Note that in the common case that the argument values passed to</text:span></text:p>
            <text:p><text:span text:style-name="T5">a function are not known at compile time, the compiler can not </text:span></text:p>
            <text:p><text:span text:style-name="T5">ignore any possible argument values when optimizing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nsider this code:</text:span></text:p>
          </draw:text-box>
        </draw:frame>
        <draw:frame draw:style-name="gr2" draw:layer="layout" svg:width="23.87cm" svg:height="11.053cm" svg:x="1.905cm" svg:y="3.81cm">
          <draw:text-box>
            <text:p><text:span text:style-name="T4">int16_t do_something( int16_t aa, int16_t bb )</text:span></text:p>
            <text:p><text:span text:style-name="T4">{</text:span></text:p>
            <text:p><text:span text:style-name="T4"><text:s text:c="3"/></text:span><text:span text:style-name="T4">int16_t result= aa- 16;</text:span></text:p>
            <text:p><text:span text:style-name="T4"><text:s text:c="3"/></text:span><text:span text:style-name="T4">if ( bb &lt; 0 ) <text:s/>{</text:span></text:p>
            <text:p><text:span text:style-name="T4"><text:s text:c="6"/></text:span><text:span text:style-name="T4">result= result+ bb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/></text:p>
            <text:p><text:span text:style-name="T4">int16_t foo= do_something( INT16_MIN+ 1, 45 );</text:span></text:p>
            <text:p><text:span text:style-name="T4"/></text:p>
          </draw:text-box>
        </draw:frame>
        <draw:frame draw:style-name="gr5" draw:text-style-name="P3" draw:layer="layout" svg:width="22.676cm" svg:height="3.175cm" svg:x="2.119cm" svg:y="14.605cm">
          <draw:text-box>
            <text:p><text:span text:style-name="T5">Question: Does this generate poison? <text:s/>If so, where,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times, when code generates poison, it does not matter.</text:span></text:p>
          </draw:text-box>
        </draw:frame>
        <draw:frame draw:style-name="gr2" draw:text-style-name="P5" draw:layer="layout" svg:width="26.41cm" svg:height="12.035cm" svg:x="1.905cm" svg:y="4.445cm">
          <draw:text-box>
            <text:p text:style-name="P5"><text:span text:style-name="T4">int16_t irrelevant_poison( int16_t xx, int16_t yy )</text:span></text:p>
            <text:p text:style-name="P5"><text:span text:style-name="T4">{</text:span></text:p>
            <text:p text:style-name="P5"><text:span text:style-name="T4"><text:s text:c="3"/></text:span><text:span text:style-name="T4">int16_t result= xx;</text:span></text:p>
            <text:p text:style-name="P5"><text:span text:style-name="T4"><text:s text:c="3"/></text:span><text:span text:style-name="T4">if ( yy &gt; 7 ) <text:s/>{</text:span></text:p>
            <text:p text:style-name="P5"><text:span text:style-name="T4"><text:s text:c="6"/></text:span><text:span text:style-name="T4">result= xx+ 7;</text:span></text:p>
            <text:p text:style-name="P5"><text:span text:style-name="T4"><text:s text:c="3"/></text:span><text:span text:style-name="T4">} else {</text:span></text:p>
            <text:p text:style-name="P5"><text:span text:style-name="T4"><text:s text:c="6"/></text:span><text:span text:style-name="T4">result= 2* xx+ 3;</text:span></text:p>
            <text:p text:style-name="P5"><text:span text:style-name="T4"><text:s text:c="3"/></text:span><text:span text:style-name="T4">}</text:span></text:p>
            <text:p text:style-name="P5"><text:span text:style-name="T4"><text:s text:c="3"/></text:span><text:span text:style-name="T4">return result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2" draw:text-style-name="P5" draw:layer="layout" svg:width="25.902cm" svg:height="8.107cm" svg:x="1.905cm" svg:y="5.715cm">
          <draw:text-box>
            <text:p text:style-name="P5"><text:span text:style-name="T4">int16_t irrelevant_poison( int16_t xx, int16_t yy)</text:span></text:p>
            <text:p text:style-name="P5"><text:span text:style-name="T4">{</text:span></text:p>
            <text:p text:style-name="P5"><text:span text:style-name="T4"><text:s text:c="3"/></text:span><text:span text:style-name="T4">int16_t tmp1= xx+ 7;</text:span></text:p>
            <text:p text:style-name="P5"><text:span text:style-name="T4"><text:s text:c="3"/></text:span><text:span text:style-name="T4">int16_t tmp2= xx* 2+ 3;</text:span></text:p>
            <text:p text:style-name="P5"><text:span text:style-name="T4"><text:s text:c="3"/></text:span><text:span text:style-name="T4">return (yy &gt; 7) ? tmp1 : tmp2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draw:frame draw:style-name="gr3" draw:text-style-name="P7" draw:layer="layout" svg:width="25.191cm" svg:height="16.136cm" svg:x="1.905cm" svg:y="3.175cm">
          <draw:text-box>
            <text:p text:style-name="P5"><text:span text:style-name="T5">This often gets optimized into the following code, which generates </text:span></text:p>
            <text:p text:style-name="P5"><text:span text:style-name="T5">poison. Is the final result poisoned? <text:s/>Why or why not?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Note that branching has been very time consuming on processors</text:span></text:p>
            <text:p text:style-name="P5"><text:span text:style-name="T5">designed over the last 20+ years. <text:s/>(Branching flushes pipelines, and</text:span></text:p>
            <text:p text:style-name="P5"><text:span text:style-name="T5">branch prediction is not nearly accurate enough to compensate.)</text:span></text:p>
            <text:p text:style-name="P5"><text:span text:style-name="T5">Branch-removing optimizations like the above are critical to make </text:span></text:p>
            <text:p text:style-name="P5"><text:span text:style-name="T5">code run fast enough to be usefu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<text:s/></text:span></text:p>
          </draw:text-box>
        </draw:frame>
        <draw:frame draw:style-name="gr3" draw:text-style-name="P7" draw:layer="layout" svg:width="24.488cm" svg:height="6.612cm" svg:x="2.119cm" svg:y="5.715cm">
          <draw:text-box>
            <text:p text:style-name="P5"><text:span text:style-name="T7">Research Tack:</text:span><text:span text:style-name="T8"> create an interpreter for compiler output </text:span></text:p>
            <text:p text:style-name="P5"><text:span text:style-name="T8">that detects poison values, traces them, and halts when they are </text:span></text:p>
            <text:p text:style-name="P5"><text:span text:style-name="T8">output. <text:s/>This has shown that some optimizations thought to </text:span></text:p>
            <text:p text:style-name="P5"><text:span text:style-name="T8">be correct inadvertantly create poison values under some realistic</text:span></text:p>
            <text:p text:style-name="P5"><text:span text:style-name="T8">circumstances.</text:span><text:span text:style-name="T7"> </text:span><text:span text:style-name="T8"><text:s/>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 definitions of poison are themselves ambiguous.</text:span></text:p>
          </draw:text-box>
        </draw:frame>
        <draw:frame draw:style-name="gr2" draw:text-style-name="P5" draw:layer="layout" svg:width="15.234cm" svg:height="5.161cm" svg:x="10.795cm" svg:y="4.215cm">
          <draw:text-box>
            <text:p text:style-name="P5"><text:span text:style-name="T4">int16_t seed= INT16_MAX- 1;</text:span></text:p>
            <text:p text:style-name="P5"><text:span text:style-name="T4">seed+= 5; // generates poison</text:span></text:p>
            <text:p text:style-name="P5"><text:span text:style-name="T4">seed= seed &lt;&lt; 8;</text:span></text:p>
            <text:p text:style-name="P5"><text:span text:style-name="T4">seed= seed &amp; 0xff;</text:span></text:p>
            <text:p text:style-name="P5"><text:span text:style-name="T4"/></text:p>
          </draw:text-box>
        </draw:frame>
        <draw:frame draw:style-name="gr3" draw:text-style-name="P7" draw:layer="layout" svg:width="25.208cm" svg:height="16.085cm" svg:x="2.119cm" svg:y="4.215cm">
          <draw:text-box>
            <text:p text:style-name="P5"><text:span text:style-name="T5">In C: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hould “seed” contain poison? <text:s/>Should the programmer expect a</text:span></text:p>
            <text:p text:style-name="P5"><text:span text:style-name="T5">specific value for “seed”, or can an optimizer insert any value it</text:span></text:p>
            <text:p text:style-name="P5"><text:span text:style-name="T5">desires?</text:span></text:p>
            <text:p text:style-name="P5"><text:span text:style-name="T5"/></text:p>
            <text:p text:style-name="P5"><text:span text:style-name="T5">The current compiler specification defines poison rather vaguely. <text:s/></text:span></text:p>
            <text:p text:style-name="P5"><text:span text:style-name="T5">It is a tribute to the intuition and intelligence of the compiler </text:span></text:p>
            <text:p text:style-name="P5"><text:span text:style-name="T5">contributors that this has worked so far. <text:s/>We have been lucky. <text:s/>But</text:span></text:p>
            <text:p text:style-name="P5"><text:span text:style-name="T5">our research shows it does not work for the next generation of </text:span></text:p>
            <text:p text:style-name="P5"><text:span text:style-name="T5">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3" draw:text-style-name="P7" draw:layer="layout" svg:width="24.861cm" svg:height="3.406cm" svg:x="2.119cm" svg:y="5.715cm">
          <draw:text-box>
            <text:p text:style-name="P5"><text:span text:style-name="T7">Research Tack:</text:span><text:span text:style-name="T8"> create a formal, mathematical definition of</text:span></text:p>
            <text:p text:style-name="P5"><text:span text:style-name="T8">poison that can be used to verify proposed 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 text:style-name="P4"><text:span text:style-name="T1">The formal poison specification must make enough sense to the compiler maintainers that</text:span></text:p>
            <text:p text:style-name="P4"><text:span text:style-name="T1">they can understand and use our results.</text:span></text:p>
          </draw:text-box>
        </draw:frame>
        <draw:frame draw:style-name="gr3" draw:text-style-name="P7" draw:layer="layout" svg:width="25.58cm" svg:height="12.966cm" svg:x="2.119cm" svg:y="5.715cm">
          <draw:text-box>
            <text:p text:style-name="P5"><text:span text:style-name="T5"/></text:p>
            <text:p text:style-name="P5"><text:span text:style-name="T7">Research Tack:</text:span><text:span text:style-name="T8"> compare formal poison definitions with the </text:span></text:p>
            <text:p text:style-name="P5"><text:span text:style-name="T8">intuitive expectations of the LLVM compiler development</text:span></text:p>
            <text:p text:style-name="P5"><text:span text:style-name="T8">community, and justify any discrepancies.</text:span></text:p>
            <text:p text:style-name="P5"><text:span text:style-name="T8"/></text:p>
            <text:p text:style-name="P5"><text:span text:style-name="T8">And, of course, the results have to allow enough optimization that </text:span></text:p>
            <text:p text:style-name="P5"><text:span text:style-name="T8">end-users' applications run reasonably quickly.</text:span></text:p>
            <text:p text:style-name="P5"><text:span text:style-name="T8"/></text:p>
            <text:p text:style-name="P5"><text:span text:style-name="T7">Research Tack:</text:span><text:span text:style-name="T8"> make sure that as many existing optimizations</text:span></text:p>
            <text:p text:style-name="P5"><text:span text:style-name="T8">as possible are still possible. <text:s/>Verify speed and accuracy differences</text:span></text:p>
            <text:p text:style-name="P5"><text:span text:style-name="T8">on end-user applic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Slide title</text:span></text:p>
          </draw:text-box>
        </draw:frame>
        <draw:frame draw:style-name="gr2" draw:text-style-name="P5" draw:layer="layout" svg:width="9.646cm" svg:height="2.215cm" svg:x="10.795cm" svg:y="5.715cm">
          <draw:text-box>
            <text:p text:style-name="P5"><text:span text:style-name="T4">Sample source code</text:span></text:p>
            <text:p text:style-name="P5"><text:span text:style-name="T4"/></text:p>
          </draw:text-box>
        </draw:frame>
        <draw:frame draw:style-name="gr3" draw:text-style-name="P7" draw:layer="layout" svg:width="4.168cm" svg:height="2.318cm" svg:x="2.119cm" svg:y="5.715cm">
          <draw:text-box>
            <text:p text:style-name="P5"><text:span text:style-name="T5">Body text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2H41M38S</meta:editing-duration>
    <meta:editing-cycles>14</meta:editing-cycles>
    <dc:date>2015-02-16T12:19:09</dc:date>
    <dc:creator>Christian Schreiner</dc:creator>
    <meta:generator>LibreOffice/4.0.4.2$Linux_X86_64 LibreOffice_project/400m0$Build-2</meta:generator>
    <meta:document-statistic meta:object-count="86"/>
  </office:meta>
</office:document-meta>
</file>